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84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lobal_parameter_forma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nd_of_list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ser_tile_clip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user_clip_x_min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user_clip_y_min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user_clip_x_max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user_clip_y_ma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bject_list_set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object_pointer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bounding_box_x_min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bounding_box_y_min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bounding_box_x_max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bounding_box_y_ma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0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isp_tsp_instruction_word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sp_instruction_word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exture_control_word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data_size_for_sort_dma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next_address_for_sort_dm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1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isp_tsp_instruction_word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sp_instruction_word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exture_control_word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face_color_alpha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face_color_r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face_color_g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face_color_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2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isp_tsp_instruction_word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sp_instruction_word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exture_control_word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data_size_for_sort_dma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next_address_for_sort_dma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face_color_alpha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face_color_r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face_color_g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face_color_b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ace_offset_color_alpha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face_offset_color_r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face_offset_color_g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face_offset_color_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3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isp_tsp_instruction_word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sp_instruction_word_0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exture_control_word_0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tsp_instruction_word_1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exture_control_word_1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data_size_for_sort_dma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next_address_for_sort_dm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4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isp_tsp_instruction_word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sp_instruction_word_0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exture_control_word_0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tsp_instruction_word_1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exture_control_word_1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data_size_for_sort_dma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next_address_for_sort_dma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face_color_alpha_0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face_color_r_0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face_color_g_0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face_color_b_0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ace_color_alpha_1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face_color_r_1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face_color_g_1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face_color_b_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te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isp_tsp_instruction_word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sp_instruction_word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exture_control_word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base_color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offset_color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data_size_for_sort_dma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next_address_for_sort_dm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difier_volume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isp_tsp_instruction_word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80" meta:object-count="0"/>
    <meta:generator>LibreOffice/7.5.6.2$Linux_X86_64 LibreOffice_project/50$Build-2</meta:generator>
  </office:meta>
</office:document-meta>
</file>